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Times New Roman" fo:font-size="12pt" style:font-name-asian="Consolas" style:font-size-asian="12pt" style:font-name-complex="Consolas" style:font-size-complex="12pt"/>
    </style:style>
    <style:style style:name="T1" style:family="text">
      <style:text-properties fo:color="#000000" style:font-name="Consolas" fo:font-size="10pt" style:font-name-asian="Consolas" style:font-size-asian="10pt" style:font-name-complex="Consolas" style:font-size-complex="10pt"/>
    </style:style>
    <style:style style:name="T2" style:family="text">
      <style:text-properties fo:color="#000000" style:font-name="Consolas" fo:font-size="10pt" fo:font-style="italic" style:font-name-asian="Consolas" style:font-size-asian="10pt" style:font-style-asian="italic" style:font-name-complex="Consolas" style:font-size-complex="10pt" style:font-style-complex="italic"/>
    </style:style>
    <style:style style:name="T3" style:family="text">
      <style:text-properties fo:color="#000000" style:font-name="Times New Roman" fo:font-size="12pt" style:font-name-asian="Consolas" style:font-size-asian="12pt" style:font-name-complex="Consolas" style:font-size-complex="12pt"/>
    </style:style>
    <style:style style:name="T4" style:family="text">
      <style:text-properties fo:color="#800000" style:font-name="Consolas" fo:font-size="10pt" style:font-name-asian="Consolas" style:font-size-asian="10pt" style:font-name-complex="Consolas" style:font-size-complex="10pt"/>
    </style:style>
    <style:style style:name="T5" style:family="text">
      <style:text-properties fo:color="#00aa00" style:font-name="Consolas" fo:font-size="10pt" fo:font-style="italic" style:font-name-asian="Consolas" style:font-size-asian="10pt" style:font-style-asian="italic" style:font-name-complex="Consolas" style:font-size-complex="10pt"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ste es el informe de la reunion del 2 de Mayo de 2019.<text:line-break/><text:line-break/>Antes de la reunion se realizaron ciertas tareas. Se comenzo con la memoria, viendo algun tutorial y comenzando con la introduccion, el resumen y los agradecimientos. Tambien se modifico el programa de la varianza ya que como comentamos, lo que teniamos como area grande y area pequeña no era el area, sino el lado, por lo que hemos tenido que realizar una operación mas en este codigo que es basicamente poner correctamente el valor del area que si el lado es x, el valor del area es x al cuadrado.<text:line-break/><text:line-break/>Aun nos falta <text:s/>por solucionar el problema con el pop up, y tambien tendremos que solucionar un error que hace que cuando el programa llegue a la ultima imagen, en vez de pasar al resultado final, se sale del programa.</text:p>
      <text:p text:style-name="Standard"/>
      <text:p text:style-name="Standard">En la reunion hemos discutido acerca de como crear los cuadrados para las simulaciones, y para realizar el recorrido de cuadrados de forma simetrica y eficiente, dandonos un resultado aceptable. Hemos pensado en hacer una selección de prioridad a la hora de recorrer los cuadrados (Generador de puntos) y que estos cuadrados sean los que se vayan recorriendo por el orden que ha marcado el generador hasta llegar al valor que necesitamos (pensamos en poder hacer este codigo de forma recursiva aunque no lo hemos hecho asi por el momento). El codigo lo ha realizado Domingo y me lo ha enviado por correo.</text:p>
      <text:p text:style-name="Standard"/>
      <text:p text:style-name="Standard">Tambien discutimos otras ideas como por ejemplo dejar la imagen en forma de cuadrado (Quitando parte del inicio y parte del final de la imagen) para que no hubiera problema con las dimensiones a la hora de recorrer los cuadrados y otras cosas. Sin embargo al final el generador lo que hace es, comenzando por el cuadrado que es el 0,0, siguiendo sumando los cuadrados a distancia fila/2 y columna/2, y despues cuando tengamos todos los cuadrados a esta distancia volviendo a hacer la division y cogiendo los cuadrados siguientes, etc .. Este codigo lo ha realizado Domingo, y comprobaremos si se puede encontrar otro sistema mas eficiente para lo que al final buscamos. Otra posible forma de realizar estos calculos seria cogiendo el area entre cuadrados como area grande, y el cuadrado en el que estamos como cuadrado pequeño y a partir de ahi realizar los calculos. </text:p>
      <text:p text:style-name="Standard"/>
      <text:p text:style-name="Standard">Por ultimo, miramos la memoria donde faltaba un archivo por incluir que era el de las referencias y por eso las citas de la memoria de ejemplo salian con ?. <text:s/>Domingo me ha dado un par de articulos de Marcos Cruz que mirare, aparte de un par de consejos (bitex) a la hora de citar y hacer la bibliografia que tambien tiene que estar comenzada para la proxima reunion. <text:line-break/><text:span text:style-name="T3"><text:line-break/>Eso seria todo. Nos reuniremos lo antes posible una vez haya avanzado en estos ambitos para continuar con el proyecto.</text:spa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 </meta:initial-creator>
    <meta:creation-date>2019-04-26T15:37:46.20</meta:creation-date>
    <dc:date>2019-05-08T16:43:25.34</dc:date>
    <dc:creator>o </dc:creator>
    <meta:editing-duration>P2DT23H15M21S</meta:editing-duration>
    <meta:editing-cycles>4</meta:editing-cycles>
    <meta:generator>OpenOffice/4.1.3$Win32 OpenOffice.org_project/413m1$Build-9783</meta:generator>
    <meta:document-statistic meta:table-count="0" meta:image-count="0" meta:object-count="0" meta:page-count="1" meta:paragraph-count="4" meta:word-count="483" meta:character-count="2734"/>
  </office:meta>
</office:document-meta>
</file>